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Tabela" style:data-style-name="N13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3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5" style:family="table-cell" style:parent-style-name="Separador" style:data-style-name="N13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3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23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7-14" calcext:value-type="date">
            <text:p>14/07/2025</text:p>
          </table:table-cell>
          <table:table-cell table:style-name="ce41" table:formula="of:=[.C12]-[.F1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2])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month number:style="long"/>
      <number:text>/</number:text>
      <number:year number:style="long"/>
    </number:date-style>
    <number:number-style style:name="N111P0" style:volatile="true">
      <number:number number:decimal-places="0" number:min-decimal-places="0" number:min-integer-digits="1" number:grouping="true"/>
    </number:number-style>
    <number:number-style style:name="N11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1">
      <number:text>-</number:text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""""""""""""""""</number:text>
      <style:map style:condition="value()&gt;0" style:apply-style-name="N114P0"/>
      <style:map style:condition="value()&lt;0" style:apply-style-name="N114P1"/>
    </number:number-style>
    <number:number-style style:name="N11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1">
      <number:minutes number:style="long"/>
      <number:text>:</number:text>
      <number:seconds number:style="long"/>
      <number:text>,</number:text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date-style style:name="N131">
      <number:day number:style="long"/>
      <number:text>. </number:text>
      <number:month number:textual="true"/>
      <number:text> </number:text>
      <number:year/>
    </number:date-style>
    <number:date-style style:name="N132">
      <number:day number:style="long"/>
      <number:text>. </number:text>
      <number:month number:textual="true"/>
    </number:dat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9:04:23.973000000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9:04:23.9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56</meta:creation-date>
    <dc:date>2025-07-14T19:05:00.988000000</dc:date>
    <dc:language>pt-PT</dc:language>
    <meta:editing-cycles>625</meta:editing-cycles>
    <meta:editing-duration>P1DT9H27M23S</meta:editing-duration>
    <meta:print-date>2021-06-25T13:43:09.170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